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Gentium" svg:font-family="Gentium" style:font-family-generic="system" style:font-pitch="variable" svg:panose-1="2 0 5 3 6 0 0 2 0 4"/>
    <style:font-face style:name="Estrangelo Edessa" svg:font-family="Estrangelo Edessa" style:font-family-generic="script" style:font-pitch="variable" svg:panose-1="0 0 0 0 0 0 0 0 0 0"/>
    <style:font-face style:name="Arial" svg:font-family="Arial" style:font-family-generic="swiss" style:font-pitch="variable" svg:panose-1="2 11 6 4 2 2 2 2 2 4"/>
    <style:font-face style:name="DejaVu Sans" svg:font-family="DejaVu Sans" style:font-family-generic="swiss" style:font-pitch="variable" svg:panose-1="2 11 6 3 3 8 4 2 2 4"/>
  </office:font-face-decls>
  <office:automatic-styles>
    <style:style style:name="P1" style:parent-style-name="Normal1" style:master-page-name="MP0" style:family="paragraph">
      <style:paragraph-properties fo:break-before="page" fo:text-align="justify"/>
    </style:style>
    <style:style style:name="T2" style:parent-style-name="DefaultParagraphFont" style:family="text">
      <style:text-properties style:font-name="Gentium" style:font-name-complex="Estrangelo Edessa" fo:font-size="13pt" style:font-size-asian="13pt" style:font-size-complex="13pt"/>
    </style:style>
    <style:style style:name="T3" style:parent-style-name="DefaultParagraphFont" style:family="text">
      <style:text-properties style:font-name="Gentium" style:font-name-complex="Estrangelo Edessa" fo:font-style="italic" style:font-style-asian="italic" style:font-style-complex="italic" fo:font-size="13pt" style:font-size-asian="13pt" style:font-size-complex="13pt"/>
    </style:style>
    <style:style style:name="T4" style:parent-style-name="DefaultParagraphFont" style:family="text">
      <style:text-properties style:font-name="Gentium" style:font-name-complex="Estrangelo Edessa" fo:font-size="13pt" style:font-size-asian="13pt" style:font-size-complex="13pt"/>
    </style:style>
    <style:style style:name="T5" style:parent-style-name="DefaultParagraphFont" style:family="text">
      <style:text-properties style:font-name="Gentium" style:font-name-complex="Estrangelo Edessa" fo:font-size="13pt" style:font-size-asian="13pt" style:font-size-complex="13pt"/>
    </style:style>
    <style:style style:name="T6" style:parent-style-name="DefaultParagraphFont" style:family="text">
      <style:text-properties style:font-name="Gentium" style:font-name-complex="Estrangelo Edessa" style:text-position="super 61.5%" fo:font-size="13pt" style:font-size-asian="13pt" style:font-size-complex="13pt"/>
    </style:style>
    <style:style style:name="T7" style:parent-style-name="DefaultParagraphFont" style:family="text">
      <style:text-properties style:font-name="Gentium" style:font-name-complex="Estrangelo Edessa" fo:font-size="13pt" style:font-size-asian="13pt" style:font-size-complex="13pt"/>
    </style:style>
    <style:style style:name="T8" style:parent-style-name="DefaultParagraphFont" style:family="text">
      <style:text-properties style:font-name="Gentium" style:font-name-complex="Estrangelo Edessa" fo:font-size="13pt" style:font-size-asian="13pt" style:font-size-complex="13pt"/>
    </style:style>
    <style:style style:name="T9" style:parent-style-name="Hyperlink" style:family="text">
      <style:text-properties style:font-name="Gentium" style:font-name-complex="Estrangelo Edessa" fo:font-size="13pt" style:font-size-asian="13pt" style:font-size-complex="13pt"/>
    </style:style>
    <style:style style:name="T10" style:parent-style-name="DefaultParagraphFont" style:family="text">
      <style:text-properties style:font-name="Gentium" style:font-name-complex="Estrangelo Edessa" fo:font-size="13pt" style:font-size-asian="13pt" style:font-size-complex="13pt"/>
    </style:style>
    <style:style style:name="P11" style:parent-style-name="Normal1" style:family="paragraph">
      <style:paragraph-properties fo:border-top="none" fo:border-left="none" fo:border-bottom="0.0104in solid #000000" fo:border-right="none" fo:padding-top="0in" fo:padding-left="0in" fo:padding-bottom="0.0138in" fo:padding-right="0in" style:shadow="none" fo:text-align="justify" fo:line-height="0.0138in"/>
      <style:text-properties style:font-name="Gentium" style:font-name-complex="Estrangelo Edessa" fo:color="#003300"/>
    </style:style>
    <style:style style:name="S1" style:family="section">
      <style:section-properties fo:margin-left="0in" fo:margin-right="0in" style:writing-mode="lr-tb"/>
    </style:style>
    <style:style style:name="P12"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13" style:parent-style-name="Normal1" style:family="paragraph">
      <style:paragraph-properties style:snap-to-layout-grid="false" fo:text-align="justify" style:writing-mode="rl-tb" fo:margin-top="0.0833in" fo:line-height="0.2777in"/>
    </style:style>
    <style:style style:name="T14"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15"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1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7"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18"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19"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0"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21"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22"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3"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24"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25"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6"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27"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2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29"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30"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3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2"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33"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3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5" style:parent-style-name="DefaultParagraphFont" style:family="text">
      <style:text-properties style:font-name="Estrangelo Edessa" style:font-name-complex="Estrangelo Edessa" fo:color="#993300" style:letter-kerning="true" fo:font-size="14pt" style:font-size-asian="14pt" style:font-size-complex="14pt" style:language-complex="syr" style:country-complex="SY"/>
    </style:style>
    <style:style style:name="T36"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37"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3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39"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40"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4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2"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43"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4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5"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46"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4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48"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49"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5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51" style:parent-style-name="DefaultParagraphFont" style:family="text">
      <style:text-properties style:font-name="Gentium" style:font-name-complex="Estrangelo Edessa"/>
    </style:style>
    <style:style style:name="T52" style:parent-style-name="DefaultParagraphFont" style:family="text">
      <style:text-properties style:font-name="Gentium" style:font-name-complex="Estrangelo Edessa"/>
    </style:style>
    <style:style style:name="S2" style:family="section">
      <style:section-properties fo:margin-left="0in" fo:margin-right="0in" style:writing-mode="lr-tb"/>
    </style:style>
    <style:style style:name="P53"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54" style:parent-style-name="Normal1" style:family="paragraph">
      <style:paragraph-properties style:snap-to-layout-grid="false" fo:text-align="justify" style:writing-mode="rl-tb" fo:margin-top="0.0833in" fo:line-height="0.2777in"/>
    </style:style>
    <style:style style:name="T55" style:parent-style-name="syriac" style:family="text">
      <style:text-properties style:font-name="Gentium" style:font-name-complex="Estrangelo Edessa" fo:font-weight="bold" style:font-weight-asian="bold" fo:color="#0070C0" style:letter-kerning="true" style:text-position="super 60.7%" fo:font-size="14pt" style:font-size-asian="14pt" style:font-size-complex="14pt" fo:background-color="#FFFFFF" style:language-complex="syr" style:country-complex="SY"/>
    </style:style>
    <style:style style:name="T56" style:parent-style-name="syriac" style:family="text">
      <style:text-properties style:font-name="Gentium" style:font-name-complex="Estrangelo Edessa" fo:font-weight="bold" style:font-weight-asian="bold" fo:color="#0070C0" style:letter-kerning="true" style:text-position="super 64.2%" fo:font-size="14pt" style:font-size-asian="14pt" style:font-size-complex="14pt" fo:background-color="#FFFFFF" style:language-complex="syr" style:country-complex="SY"/>
    </style:style>
    <style:style style:name="T57"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58" style:parent-style-name="syriac" style:family="text">
      <style:text-properties style:font-name="Gentium" style:font-name-complex="Estrangelo Edessa" fo:font-weight="bold" style:font-weight-asian="bold" fo:color="#0070C0" style:letter-kerning="true" style:text-position="super 60.7%" fo:font-size="14pt" style:font-size-asian="14pt" style:font-size-complex="14pt" fo:background-color="#FFFFFF" style:language-complex="syr" style:country-complex="SY"/>
    </style:style>
    <style:style style:name="T59" style:parent-style-name="syriac" style:family="text">
      <style:text-properties style:font-name="Gentium" style:font-name-complex="Estrangelo Edessa" fo:font-weight="bold" style:font-weight-asian="bold" fo:color="#0070C0" style:letter-kerning="true" style:text-position="super 64.2%" fo:font-size="14pt" style:font-size-asian="14pt" style:font-size-complex="14pt" fo:background-color="#FFFFFF" style:language-complex="syr" style:country-complex="SY"/>
    </style:style>
    <style:style style:name="T60"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1" style:parent-style-name="syriac" style:family="text">
      <style:text-properties style:font-name="Gentium" style:font-name-complex="Estrangelo Edessa" fo:font-weight="bold" style:font-weight-asian="bold" fo:color="#0070C0" style:letter-kerning="true" style:text-position="super 60.7%" fo:font-size="14pt" style:font-size-asian="14pt" style:font-size-complex="14pt" fo:background-color="#FFFFFF" style:language-complex="syr" style:country-complex="SY"/>
    </style:style>
    <style:style style:name="T62" style:parent-style-name="syriac" style:family="text">
      <style:text-properties style:font-name="Gentium" style:font-name-complex="Estrangelo Edessa" fo:font-weight="bold" style:font-weight-asian="bold" fo:color="#0070C0" style:letter-kerning="true" style:text-position="super 64.2%" fo:font-size="14pt" style:font-size-asian="14pt" style:font-size-complex="14pt" fo:background-color="#FFFFFF" style:language-complex="syr" style:country-complex="SY"/>
    </style:style>
    <style:style style:name="T6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4" style:parent-style-name="syriac" style:family="text">
      <style:text-properties style:font-name="Gentium" style:font-name-complex="Estrangelo Edessa" fo:font-weight="bold" style:font-weight-asian="bold" fo:color="#0070C0" style:letter-kerning="true" style:text-position="super 60.7%" fo:font-size="14pt" style:font-size-asian="14pt" style:font-size-complex="14pt" fo:background-color="#FFFFFF" style:language-complex="syr" style:country-complex="SY"/>
    </style:style>
    <style:style style:name="T65" style:parent-style-name="syriac" style:family="text">
      <style:text-properties style:font-name="Gentium" style:font-name-complex="Estrangelo Edessa" fo:font-weight="bold" style:font-weight-asian="bold" fo:color="#0070C0" style:letter-kerning="true" style:text-position="super 64.2%" fo:font-size="14pt" style:font-size-asian="14pt" style:font-size-complex="14pt" fo:background-color="#FFFFFF" style:language-complex="syr" style:country-complex="SY"/>
    </style:style>
    <style:style style:name="T66"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67" style:parent-style-name="syriac" style:family="text">
      <style:text-properties style:font-name="Gentium" style:font-name-complex="Estrangelo Edessa" fo:font-weight="bold" style:font-weight-asian="bold" fo:color="#0070C0" style:letter-kerning="true" style:text-position="super 60.7%" fo:font-size="14pt" style:font-size-asian="14pt" style:font-size-complex="14pt" fo:background-color="#FFFFFF" style:language-complex="syr" style:country-complex="SY"/>
    </style:style>
    <style:style style:name="T68" style:parent-style-name="syriac" style:family="text">
      <style:text-properties style:font-name="Gentium" style:font-name-complex="Estrangelo Edessa" fo:font-weight="bold" style:font-weight-asian="bold" fo:color="#0070C0" style:letter-kerning="true" style:text-position="super 64.2%" fo:font-size="14pt" style:font-size-asian="14pt" style:font-size-complex="14pt" fo:background-color="#FFFFFF" style:language-complex="syr" style:country-complex="SY"/>
    </style:style>
    <style:style style:name="T6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0" style:parent-style-name="syriac" style:family="text">
      <style:text-properties style:font-name="Gentium" style:font-name-complex="Estrangelo Edessa" fo:font-weight="bold" style:font-weight-asian="bold" fo:color="#0070C0" style:letter-kerning="true" style:text-position="super 60.7%" fo:font-size="14pt" style:font-size-asian="14pt" style:font-size-complex="14pt" fo:background-color="#FFFFFF" style:language-complex="syr" style:country-complex="SY"/>
    </style:style>
    <style:style style:name="T71" style:parent-style-name="syriac" style:family="text">
      <style:text-properties style:font-name="Gentium" style:font-name-complex="Estrangelo Edessa" fo:font-weight="bold" style:font-weight-asian="bold" fo:color="#0070C0" style:letter-kerning="true" style:text-position="super 64.2%" fo:font-size="14pt" style:font-size-asian="14pt" style:font-size-complex="14pt" fo:background-color="#FFFFFF" style:language-complex="syr" style:country-complex="SY"/>
    </style:style>
    <style:style style:name="T72"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3" style:parent-style-name="syriac" style:family="text">
      <style:text-properties style:font-name="Gentium" style:font-name-complex="Estrangelo Edessa" fo:font-weight="bold" style:font-weight-asian="bold" fo:color="#0070C0" style:letter-kerning="true" style:text-position="super 60.7%" fo:font-size="14pt" style:font-size-asian="14pt" style:font-size-complex="14pt" fo:background-color="#FFFFFF" style:language-complex="syr" style:country-complex="SY"/>
    </style:style>
    <style:style style:name="T74" style:parent-style-name="syriac" style:family="text">
      <style:text-properties style:font-name="Gentium" style:font-name-complex="Estrangelo Edessa" fo:font-weight="bold" style:font-weight-asian="bold" fo:color="#0070C0" style:letter-kerning="true" style:text-position="super 64.2%" fo:font-size="14pt" style:font-size-asian="14pt" style:font-size-complex="14pt" fo:background-color="#FFFFFF" style:language-complex="syr" style:country-complex="SY"/>
    </style:style>
    <style:style style:name="T7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6" style:parent-style-name="syriac" style:family="text">
      <style:text-properties style:font-name="Gentium" style:font-name-complex="Estrangelo Edessa" fo:font-weight="bold" style:font-weight-asian="bold" fo:color="#0070C0" style:letter-kerning="true" style:text-position="super 60.7%" fo:font-size="14pt" style:font-size-asian="14pt" style:font-size-complex="14pt" fo:background-color="#FFFFFF" style:language-complex="syr" style:country-complex="SY"/>
    </style:style>
    <style:style style:name="T77" style:parent-style-name="syriac" style:family="text">
      <style:text-properties style:font-name="Gentium" style:font-name-complex="Estrangelo Edessa" fo:font-weight="bold" style:font-weight-asian="bold" fo:color="#0070C0" style:letter-kerning="true" style:text-position="super 64.2%" fo:font-size="14pt" style:font-size-asian="14pt" style:font-size-complex="14pt" fo:background-color="#FFFFFF" style:language-complex="syr" style:country-complex="SY"/>
    </style:style>
    <style:style style:name="T78"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79" style:parent-style-name="syriac" style:family="text">
      <style:text-properties style:font-name="Gentium" style:font-name-complex="Estrangelo Edessa" fo:font-weight="bold" style:font-weight-asian="bold" fo:color="#0070C0" style:letter-kerning="true" style:text-position="super 60.7%" fo:font-size="14pt" style:font-size-asian="14pt" style:font-size-complex="14pt" fo:background-color="#FFFFFF" style:language-complex="syr" style:country-complex="SY"/>
    </style:style>
    <style:style style:name="T80" style:parent-style-name="syriac" style:family="text">
      <style:text-properties style:font-name="Gentium" style:font-name-complex="Estrangelo Edessa" fo:font-weight="bold" style:font-weight-asian="bold" fo:color="#0070C0" style:letter-kerning="true" style:text-position="super 64.2%" fo:font-size="14pt" style:font-size-asian="14pt" style:font-size-complex="14pt" fo:background-color="#FFFFFF" style:language-complex="syr" style:country-complex="SY"/>
    </style:style>
    <style:style style:name="T81"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2"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83" style:parent-style-name="syriac" style:family="text">
      <style:text-properties style:font-name="Gentium" style:font-name-complex="Estrangelo Edessa" fo:font-weight="bold" style:font-weight-asian="bold" fo:color="#0070C0" style:letter-kerning="true" style:text-position="super 60.7%" fo:font-size="14pt" style:font-size-asian="14pt" style:font-size-complex="14pt" fo:background-color="#FFFFFF" style:language-complex="syr" style:country-complex="SY"/>
    </style:style>
    <style:style style:name="T84" style:parent-style-name="syriac" style:family="text">
      <style:text-properties style:font-name="Gentium" style:font-name-complex="Estrangelo Edessa" fo:font-weight="bold" style:font-weight-asian="bold" fo:color="#0070C0" style:letter-kerning="true" style:text-position="super 64.2%" fo:font-size="14pt" style:font-size-asian="14pt" style:font-size-complex="14pt" fo:background-color="#FFFFFF" style:language-complex="syr" style:country-complex="SY"/>
    </style:style>
    <style:style style:name="T85"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86"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87" style:parent-style-name="syriac" style:family="text">
      <style:text-properties style:font-name="Gentium" style:font-name-complex="Estrangelo Edessa" fo:font-weight="bold" style:font-weight-asian="bold" fo:color="#0070C0" style:letter-kerning="true" style:text-position="super 60.7%" fo:font-size="14pt" style:font-size-asian="14pt" style:font-size-complex="14pt" fo:background-color="#FFFFFF" style:language-complex="syr" style:country-complex="SY"/>
    </style:style>
    <style:style style:name="T88" style:parent-style-name="syriac" style:family="text">
      <style:text-properties style:font-name="Gentium" style:font-name-complex="Estrangelo Edessa" fo:font-weight="bold" style:font-weight-asian="bold" fo:color="#0070C0" style:letter-kerning="true" style:text-position="super 64.2%" fo:font-size="14pt" style:font-size-asian="14pt" style:font-size-complex="14pt" fo:background-color="#FFFFFF" style:language-complex="syr" style:country-complex="SY"/>
    </style:style>
    <style:style style:name="T89"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T90"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91" style:parent-style-name="syriac" style:family="text">
      <style:text-properties style:font-name="Gentium" style:font-name-complex="Estrangelo Edessa" fo:font-weight="bold" style:font-weight-asian="bold" fo:color="#0070C0" style:letter-kerning="true" style:text-position="super 60.7%" fo:font-size="14pt" style:font-size-asian="14pt" style:font-size-complex="14pt" fo:background-color="#FFFFFF" style:language-complex="syr" style:country-complex="SY"/>
    </style:style>
    <style:style style:name="T92" style:parent-style-name="syriac" style:family="text">
      <style:text-properties style:font-name="Gentium" style:font-name-complex="Estrangelo Edessa" fo:font-weight="bold" style:font-weight-asian="bold" fo:color="#0070C0" style:letter-kerning="true" style:text-position="super 64.2%" fo:font-size="14pt" style:font-size-asian="14pt" style:font-size-complex="14pt" fo:background-color="#FFFFFF" style:language-complex="syr" style:country-complex="SY"/>
    </style:style>
    <style:style style:name="T93" style:parent-style-name="syriac" style:family="text">
      <style:text-properties style:font-name="Gentium" style:font-name-complex="Estrangelo Edessa" fo:color="#993300" style:letter-kerning="true" fo:font-size="14pt" style:font-size-asian="14pt" style:font-size-complex="14pt" fo:background-color="#FFFFFF" style:language-complex="syr" style:country-complex="SY"/>
    </style:style>
    <style:style style:name="S3" style:family="section">
      <style:section-properties fo:margin-left="0in" fo:margin-right="0in" style:writing-mode="lr-tb"/>
    </style:style>
    <style:style style:name="P94" style:parent-style-name="Normal1" style:family="paragraph">
      <style:paragraph-properties fo:keep-with-next="always" fo:widows="0" fo:orphans="0" style:snap-to-layout-grid="false" fo:text-align="center" fo:margin-top="0.0833in"/>
      <style:text-properties style:font-name="Gentium" style:font-name-complex="Estrangelo Edessa" fo:font-weight="bold" style:font-weight-asian="bold" style:font-weight-complex="bold" fo:font-size="16pt" style:font-size-asian="16pt" style:font-size-complex="16pt" style:language-complex="syr" style:country-complex="SY"/>
    </style:style>
    <style:style style:name="P95" style:parent-style-name="Normal1" style:family="paragraph">
      <style:paragraph-properties style:snap-to-layout-grid="false" fo:text-align="justify" style:writing-mode="rl-tb" fo:margin-top="0.0833in" fo:line-height="0.2777in"/>
    </style:style>
    <style:style style:name="T96"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97"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98"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99"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100"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101"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2"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103"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104"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5"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106"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107"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08"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109"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110"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1"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112"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113"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style:style style:name="T114" style:parent-style-name="DefaultParagraphFont" style:family="text">
      <style:text-properties style:font-name="Gentium" style:font-name-complex="Estrangelo Edessa" fo:font-weight="bold" style:font-weight-asian="bold" fo:color="#0070C0" style:letter-kerning="true" style:text-position="super 60.7%" fo:font-size="14pt" style:font-size-asian="14pt" style:font-size-complex="14pt" style:language-complex="syr" style:country-complex="SY"/>
    </style:style>
    <style:style style:name="T115" style:parent-style-name="DefaultParagraphFont" style:family="text">
      <style:text-properties style:font-name="Gentium" style:font-name-complex="Estrangelo Edessa" fo:font-weight="bold" style:font-weight-asian="bold" fo:color="#0070C0" style:letter-kerning="true" style:text-position="super 64.2%" fo:font-size="14pt" style:font-size-asian="14pt" style:font-size-complex="14pt" style:language-complex="syr" style:country-complex="SY"/>
    </style:style>
    <style:style style:name="T116" style:parent-style-name="DefaultParagraphFont" style:family="text">
      <style:text-properties style:font-name="Gentium" style:font-name-complex="Estrangelo Edessa" fo:color="#993300" style:letter-kerning="true" fo:font-size="14pt" style:font-size-asian="14pt" style:font-size-complex="14pt" style:language-complex="syr" style:country-complex="SY"/>
    </style:style>
  </office:automatic-styles>
  <office:body>
    <office:text text:use-soft-page-breaks="true">
      <text:p text:style-name="P1"><text:span text:style-name="T2">The Syriac text presented here is that of<text:s/></text:span><text:span text:style-name="T3">B.M. Add. 14,624, folios 8b–10a</text:span><text:span text:style-name="T4"><text:s/>(early</text:span><text:span text:style-name="T5"><text:s/>9</text:span><text:span text:style-name="T6">th</text:span><text:span text:style-name="T7"><text:s/></text:span><text:span text:style-name="T8">Century CE). The text has been gleaned from the<text:s/></text:span><text:a xlink:href="http://pseudepigrapha.org/" office:target-frame-name="_top" xlink:show="replace"><text:span text:style-name="T9">Online Critical Pseudepigrapha</text:span></text:a><text:span text:style-name="T10"><text:s/>website.</text:span></text:p>
      <text:p text:style-name="P11"/>
      <text:section text:name="Sect1" text:style-name="S1">
        <text:p text:style-name="P12">1</text:p>
        <text:p text:style-name="P13"><text:span text:style-name="T14">1</text:span><text:span text:style-name="T15"> </text:span><text:span text:style-name="T16">ܬܘܒ ܕܝܬܝܩܐ ܕܐܒܘܢ ܐܕܡ. ܫܥܬܐ ܩܕܡܝܬܐ ܕܠܠܝܐ: ܬܘܕܝܬܐ ܕܫܐܕܐ̈ ܘܒܗ̇ܝ ܫܥܬܐ ܠܐ ܣܖ̈ܚܝܢ ܘܠܐ ܡ̇ܟܝܢ ܡܕܡ ܠܐܢܫܐ:<text:s/></text:span><text:span text:style-name="T17">2</text:span><text:span text:style-name="T18"> </text:span><text:span text:style-name="T19">ܫܥܬܐ ܕܬܖ̈ܬܝܢ ܬܘܕܝܬܐ ܕܝ̈ܘܢܐ …<text:s/></text:span><text:span text:style-name="T20">3</text:span><text:span text:style-name="T21"> </text:span><text:span text:style-name="T22">ܫܥܬܐ ܕܬܠܬ ܬܘܕܝܬܐ ܕܢܘ̈[ܢ‍]ܐ ܘܕܢܘܪܐ ܘܕܟܠܗܘ[ܢ] ܬܗ̈ܘܡܐ ܬܚ̈ܬܝܐ<text:s/></text:span><text:span text:style-name="T23">4</text:span><text:span text:style-name="T24"> </text:span><text:span text:style-name="T25">ܫܥܬܐ ܕܐܖ̈ܒܥ ܩܘ݁[ܕ]ܫܐ ܕܣܖ̈ܦܐ ܗܟܢܐ ܫ̇ܡܥ ܗܘܝܬ ܥܕ ܠܐ ܐ̇ܚܛܐ ܩܠ ܓܦܝ̈ܗܘܢ ܒܦܪܕܝܣܐ. ܟܕ ܢܩ̇ܫܝܢ ܕܝܢ ܣܖ̈ܦܐ ܒܩܠܐ ܕܩ̈ܘܕܫܝܗܘܢ̇ ܘܡܢ ܕܥ݁ܒܪܬ ܥܠ ܢܡܘܣܐ ܠܐ ܫ݁ܡܥܬ ܗܘ݁ ܩܠܐ .</text:span><text:span text:style-name="T26">5</text:span><text:span text:style-name="T27"> </text:span><text:span text:style-name="T28">ܫܥܬܐ ܕܚܡܫ ܬܘܕܝܬܐ ܕܡ̈ܝܐ ܕܠܥܠ ܡܢ ܫܡܝܐ ܗܟܢܐ ܫ̇ܡܥ ܗܘ݁ܝܬ ܐܢܐ ܘܡܠܐ̈ܟܐ ܩܠܐ ܕܓ̈ܠܠܐ ܬܩ̈ܝܦܐ: ܕܡܪܗܒ ܗܘ̣ܐ ܠܗܘܢ ܪܡܙܐ ܕܢܬܠܘܢ ܫܘܒܚܐ ܠܒܪܘܝܐ<text:s/></text:span><text:span text:style-name="T29">6</text:span><text:span text:style-name="T30"> </text:span><text:span text:style-name="T31">ܫܥܬܐ ܕܫܬ: ܪܘܟܒܐ ܕܥ̈ܢܢܐ ܘܕܚܠܬܐ ܪܒܬܐ ܕܗܘܝܐ ܒܦܠܓܗ ܕܠܠܝܐ<text:s/></text:span><text:span text:style-name="T32">7</text:span><text:span text:style-name="T33"> </text:span><text:span text:style-name="T34">ܫܥܬܐ ܕܫܒܥ ܚܙܝܐ ܕܝܠܗܘܢ ܕܚܝܠܘܬܐ: ܡܐ ܕܕܡ̈ܟܝܢ ܡ̈ܝܐ. (ܘ?) ܒܗ̇ܝ ܫܥܬܐ ܡ̈ܬܚܛܦܝܢ ܡ̈ܝܐ. ܘܚ̇ܠܛ ܒܗܘܢ ܟܗܢܐ ܕܐܠܗܐ ܡܫܚܐ ܕܩܘܕ݁ܫܐ ܘܡ݁ܫܚ ܠܐܝܠܝܢ ܕܐ̈ܠܝܨܝܢ ܘܢܝ̈ܚܝܢ.</text:span><text:span text:style-name="T35">‬</text:span><text:span text:style-name="T36">8</text:span><text:span text:style-name="T37"> </text:span><text:span text:style-name="T38">ܫܥܬܐ ܕܬܡܢܐ ܡ̈ܦܩܢ̄ܘ[ܬܐ] ܕܥܣܒܐ̇ ܕܐܪܥܐ. ܡܐ ܕܢܚ̇ܬ ܛ݂ܠܐ ܡܢ ܫܡܝܐ .</text:span><text:span text:style-name="T39">9</text:span><text:span text:style-name="T40"> </text:span><text:span text:style-name="T41">ܫܥܬܐ ܕܬܫܥ ܬܕܘܝܬܐ̇ ܕܟܖ̈ܘܒܐ<text:s/></text:span><text:span text:style-name="T42">10</text:span><text:span text:style-name="T43"> </text:span><text:span text:style-name="T44">ܫܥܬܐ ܕܥܣܖ̈ ܬܘܕܝܬܐ ܕܒ̈ܢܝܢܫܐ. ܘܦܬܚ̇ ܬܪܥܐ ܕܫܡܝܐ. ܕܥܐ̈ܠܢ ܨ̈ܠܘܬܐ ܕܟܠ ܕܚܝ ܘܣ̈ܓܕܢ ܘܢܦܩ̈ܢ. ܘܒܗ̇ܝ ܫܥܬܐ ܟܠܡܕܡ ܕܢܫܐܠ ܐܢܫ ܡܢ ܐܠܗܐ ܡܬܝܗܒ ܠܗ ܡܐ ܕܢܩܫ̇ ܓܦܐ ܕܣܖ̈ܦܐ ܘܕܬܖ̈ܢܓܠܐ<text:s/></text:span><text:span text:style-name="T45">11</text:span><text:span text:style-name="T46"> </text:span><text:span text:style-name="T47">ܫܥܬܐ ܕܚܕܥܣܖ̈ܐ ܚܕܘܬܐ ܒܟܠܗ̈ ܐܪܥܐ ܡܐ ܕܣ̇ܠܩ ܫܡܫܐ ܡܢ ܦܪܕܝܣܐ ܘܕܢܚ̇ ܥܠ ܒܖ̈ܝܬܐ<text:s/></text:span><text:span text:style-name="T48">12</text:span><text:span text:style-name="T49"> </text:span><text:span text:style-name="T50">ܫܥܬܐ ܕܬܖ̈ܬܥܣܖ̈ܐ ܣܘܟܝܐ ܕ[ܒܣܡ‍]ܐ. ܘ[ܫ]ܬܘܐ ܕܪܡܐ [ܥܠ] ܟܠܗܘܢ ܣܕܖ̈ܐ ܕܢܘܪܐ. [ܘܕܪܘܚ‍]‍ܐ. ܟܕܡܐ ܕܣܝ̈ܡܝܢ [ܟܠܗܘ]ܢ ܟܗ̈ܢܐ ܒܣܡ̈ܐ [ܠܐ]ܠܗܘܬܗ. ܘܗܝܕܝܢ ܟܠܗܘܢ ܚ̈ܝܠܘܬܐ ܕܫ̈ܡܝܢܐ ܡ̣ܫܬܖ̈ܝܢ. ܫܠܡ ܫܥܐ ܕܠܠܝܐ</text:span><text:span text:style-name="T51">‬</text:span><text:span text:style-name="T52">‬</text:span>‬</text:p>
      </text:section>
      <text:section text:name="Sect2" text:style-name="S2">
        <text:p text:style-name="P53">2</text:p>
        <text:p text:style-name="P54"><text:span text:style-name="T55">1</text:span><text:span text:style-name="T56"> </text:span><text:span text:style-name="T57">ܬܘܒ ܫ̈ܥܐ ܕܐܝܡܡܐ ܫܥܬܐ ܩܕܡܝܬܐ ܕܐܝܡܡܐ ܒܥܘܬܐ ܕܫܡܝܢܐ<text:s/></text:span><text:span text:style-name="T58">2</text:span><text:span text:style-name="T59"> </text:span><text:span text:style-name="T60">ܫܥܬܐ ܕܬܪܬܝܢ ܨܠܘܬܐ ܕܡܠܐܟܐ<text:s/></text:span><text:span text:style-name="T61">3</text:span><text:span text:style-name="T62"> </text:span><text:span text:style-name="T63">ܫܥܬܐ ܕܬܠܬ ܬܘܕܝܬܐ ܕܦܪܚܬܐ<text:s/></text:span><text:span text:style-name="T64">4</text:span><text:span text:style-name="T65"> </text:span><text:span text:style-name="T66">ܫܥܬܐ ܕܐܪܒܥ ܬܘܕܝܬܐ ܕܚ̈ܝܘܬܐ<text:s/></text:span><text:span text:style-name="T67">5</text:span><text:span text:style-name="T68"> </text:span><text:span text:style-name="T69">ܫܥܬܐ ܕܚܡܫ ܬܘܕܝܬܐ ܕܠܥܠ ܡܢ ܫܡܝܐ.<text:s/></text:span><text:span text:style-name="T70">6</text:span><text:span text:style-name="T71"> </text:span><text:span text:style-name="T72">ܫܥܬܐ ܕܫܬ. ܬܘܕܝܬܐ ܕܟܖ̈ܘܒܐ ܕܡܦܝܣܝܢ ܥܠ ܥܘ̣ܠܐ ܕܐܢܫܘܬܢ̇<text:s/></text:span><text:span text:style-name="T73">7</text:span><text:span text:style-name="T74"> </text:span><text:span text:style-name="T75">ܫܥܬܐ ܕܫܒܥ ܡܥܠܐ ܘܡܦܩܐ ܕܠܘܬ ܐܠܗܐ. ܕܥܐ̈ܠܢ ܨ̈ܠܘܬܐ ܕܟܠ ܕܚܝ. ܘܣ̈ܓܕܢ ܘܢܦܩ̈ܢ<text:s/></text:span><text:span text:style-name="T76">8</text:span><text:span text:style-name="T77"> </text:span><text:span text:style-name="T78">ܫܥܬܐ ܕܬܡܢܐ ܬܘ̇ܕܝܬܐ ܕܢܘܪܐ ܘܕܡ̈ܝܐ.<text:s/></text:span><text:span text:style-name="T79">9</text:span><text:span text:style-name="T80"> </text:span><text:span text:style-name="T81">ܫܥܬܐ ܕܬܫܥ ܬܟܫܦܬܐ ܕܡܠܐܟ̇ܐ ܗܠܝܢ ܕܩܝܡܝܢ ܩܕܡ ܟܘܪܣܝܐ ܕܪܒܘܬܐ.<text:s/></text:span><text:span text:style-name="T82">1</text:span><text:span text:style-name="T83">0</text:span><text:span text:style-name="T84"> </text:span><text:span text:style-name="T85">ܫܥܬܐ ܕܥܣܖ̈. ܣܥ̣ܘܪܘܬܐ ܕܡ̇ܝܐ ܕܢܚܬܐ ܪܘܚܐ ܘܡܪܚܦܐ ܥܠ ܡ̈ܝܐ ܘܥܠ ܡܒܘܥܐ ܘܐܠܘ ܪܘܚܗ ܕܡܪܝܐ ܕܢܚܬܐ ܗܘܬ ܘܡܪܚܦܐ ܥܠ ܡ̈ܝܐ ܘܥܠ ܡܒܘܥܐ ܡܣܬܖ̈ܚܝܢ ܗܘܘ ܒܢ̈ܝܢܫܐ ܘܟܠ ܕܚ̈ܙܝܢ ܗܘܘ ܫܐܕܐ ܣܖ̈ܚܝܢ ܗܘܘ ܠܗܘܢ̇ ܘܒܗܝ ܫܥܬܐ ܡܬܚܛܦܝܢ ܡܝܐ ܘܚ̇ܠܛ ܒܗܘܢ ܟܗܢܐ ܕܐܠܗܐ ܡܫܚܐ ܕܩܘ̣ܕܫܐ ܘܡ̇ܫܚ ܠܐܝܠܝܢ ܕܐܠܝܨܝܢ ܘܡܬܐܣܝܢ ܘܡ̇ܬܚܠܡܝܢ<text:s/></text:span><text:span text:style-name="T86">1</text:span><text:span text:style-name="T87">1</text:span><text:span text:style-name="T88"> </text:span><text:span text:style-name="T89">ܫܥܬܐ ܕܚܕܥܣܖ̈ܐ ܕܝܨܐ ܘܚܕܘܬܐ ܕܙܕܝ̈ܩܐ<text:s/></text:span><text:span text:style-name="T90">1</text:span><text:span text:style-name="T91">2</text:span><text:span text:style-name="T92"> </text:span><text:span text:style-name="T93">ܫܥܬܐ ܕܬܪܬܥܣܪܐ ܗܝ ܕܪܡܫܐ ܬܟܫܦܬܐ ܕܒ̈ܢܝܢܫܐ ܠܨܒܝܢܐ ܡܩܒܠܐ ܕܠܘܬ ܐܠܗܐ ܡܪܐ ܟܠ܀<text:s/></text:span></text:p>
      </text:section>
      <text:section text:name="Sect3" text:style-name="S3">
        <text:soft-page-break/>
        <text:p text:style-name="P94">3</text:p>
        <text:p text:style-name="P95"><text:span text:style-name="T96">1</text:span><text:span text:style-name="T97"> </text:span><text:span text:style-name="T98">ܐܡ̣ܪ ܐܕܡ ܠܫܝܬ ܒܪܗ. ܫܡܥ̣ܬ ܒܪܝ ܕܐ̇ܬܐ ܐܠܗܐ ܠܥܠܡܐ ܡܢ ܒܬܪ ܙܒ̈ܢܐ ܀ ܘܡܢ ܒܬܘܠܬܐ ܡܬܒܛܢ. ܘܠܒ̇ܫ ܦܓܪܐ ܘܡ̇ܬܝܠܕ ܐܝܟ ܒܪܢܫܐ. ܘܖ̈ܒܐ ܐܝܟ ܝܠܘܕܐ ܀܀ ܘܥ݁ܒܕ ܐ̇ܬܘܬܐ ܘܬܕܡܖ̈ܬܐ ܥܠ ܐܪܥܐ ܀ ܡ̇ܗܠܟ ܥܠ ܓ̈ܠܠܐ ܕܝܡܐ. ܀ ܟܐܐ ܒܖ̈ܘܚܐ ܘܫ̈ܠܝܢ ܀ ܪܡ̇ܙ ܠܓ̈ܠܠܐ ܘܩ̈ܝܡܝܢ ܀ ܡܦܬܚ ܣܡ̈ܝܐ ܀ ܡܕܟܐ ܓܖ̈ܒܐ܀ ܡ̇ܫܡܥ ܠܚܖ̈ܫܐ ܀ ܦܐ̈ܩܐ ܡܡܠܠܝܢ. ܀ ܟ̈ܦܝܦܐ ܡ̇ܬܪܨ܀ ܡܫܖ̈ܝܐ ܡ̇ܚܝܨ ܀ ܠܐ̈ܒܝܕܐ ܡܫܟܚ ܀ ܛܪܕ ܠܕܝ̈ܘܐ ܀ ܡ̇ܦܩ ܠܫܐ̈ܕܐ ܀<text:s/></text:span><text:span text:style-name="T99">2</text:span><text:span text:style-name="T100"> </text:span><text:span text:style-name="T101">ܡܛܠ ܕܗ̣ܘ ܐ̇ܡܪ ܗܘ݂ܐ ܠܝ ܒܦܪܕܝܣܐ ܟܕ ܩ̇ܛܦܬ ܡܢ ܦܐܪܐ ܕܟܣܐ ܗ̣ܘܐ ܒܗ ܡܘܬܐ. ܐܕܡ ܐܕܡ ܠܐ ܬܕܚܠ. ܨ݂ܒܝܬ ܕܬܗܘܐ ܐܠܗܐ. ܐܠܗܐ ܥ̇ܒܕ ܐܢܐ ܠܟ. ܠܘ ܓܝܪ ܗܫܐ ܐܠܐ ܒܬܪ ܙܒܢܐ ܣܓܝܐܐ ܕܫ̈ܢܝܐ. ܠܡܘܬܐ ܡ̇ܫܠܡ ܐܢܐ ܠܟ. ܘܐܟܠܐ ܠܗ ܣܣܐ ܘܪܡܬܐ ܠܦܓܪܟ ܀<text:s/></text:span><text:span text:style-name="T102">3</text:span><text:span text:style-name="T103"> </text:span><text:span text:style-name="T104">ܘܥ݁ܢܝܬ ܘܐܡ̇ܪܬ ܠܗ. ܥܠ ܡܢܐ ܡܪܝ ܀ ܘܐܡܪ ܠܝ ܥܠ ܕܫܡܥ݂ܬ ܡ̈ܠܝ ܚܘܝܐ ܡܐܟܘܠܬܟ ܠܚܘܝܐ ܬܗܘ݁ܐ ܘܝ̈ܠܕܝܟ. ܘܒܬܪ ܙܒܢܐ ܩܠܝܠ ܗ̈ܘܝܢ ܥܠܝܟ ܖ̈ܚ݂ܡܐ ܡܛܠ ܕܒܨܠܡܝ ܐܬܒ̣ܪܝ݂ܬ ܘܠܐ ܫ̇ܒܩ ܐܢܐ ܠܟ ܕܬܒܠܐ ܒܫܝ̇ܘܠ ܀ ܡܛܠܬܟ ܡܢ ܡܪܝܡ ܒܬܘܠܬܐ ܡܬܝܠܕ ܐܢܐ ܀ ܡܛܠܬܟ ܡܘܬܐ ܛ݁ܥܡ ܐܢܐ: ܘܠܒܝܬ ܡ̈ܝܬܐ ܥܐ̇ܠ ܐܢܐ ܀܀ ܡܛܠܬܟ ܫܡܝܐ ܚܕܬܐ ܥ݁ܒܕ ܐܢܐ ܘܝ̈ܠܕܝܟ. ܡܫܠܛ ܐܢܐ ܒܗܘܢ̇ ܀<text:s/></text:span><text:span text:style-name="T105">4</text:span><text:span text:style-name="T106"> </text:span><text:span text:style-name="T107">ܘܒܬܪ ܬܠܬܐ ܝ̈ܘܡܝܢ ܕܗ̇ܘܐ ܐܢܐ ܒܓܘ ܩܒܪܐ ܀܀ ܡ̇ܢܚܡ ܐܢܐ ܠܦܓܪܐ ܕܠܒܫ̇ܬ ܡܢܟ. ܘܡܘܬܒ ܐܢܐ ܠܟ ܡܢ ܝܡܝܢܐ ܕܐܠܗܘܬܝ. ܘܥ݁[ܒܕ ܐ]ܢܐ ܐܠܗܐ ܐܝܟ ܕܨ݂[ܒܝܬ] ܘܢܣ̇ܒ ܐܢܐ ܡܢ ܐ[ܝܠܢܐ] ܡܘܗܒܬܐ ܘܡܦ[ܢܐ ܐܢܐ] ܠܟ ܘܠܝܠܕܝ̈ܟ ܕܐܝܬܘܗ̇[ܝ] ܟܐܢܘܬܐ ܕܫܡܝܐ ܀<text:s/></text:span><text:span text:style-name="T108">5</text:span><text:span text:style-name="T109"> </text:span><text:span text:style-name="T110">ܫܡܥ̣ܬ ܒܪܝ ܫܝܬ. ܕܢܐܬܐ ܛܘܦܢܐ ܘܢܫܝܓ ܠܟܠܗ ̇ܐܪܥܐ ܡܛܠ ܒܢ̈ܬ ܩܐܝܢ ܐܚܘܟ ܕܡܛܠ ܛܢܢܐ ܕܠܒ̇ܘܕܐ ܚܬܟ ܩ̣ܛܠܗ ܠܗܒܝܠ ܐܚܘܟ. ܒܗ̇ܝ ܕܡܢ ܐܡܟ ܚ̇ܘܐ ܐܬܒ̣ܖ̈ܝܘ ܚ̈ܛܗܐ. ܘܒܬܪ ܛܘܦܢܐ ܢ̈ܗܘܝܢ ܫ̈ܢܝܐ ܠܚܙܘܗ ܕܥܠܡܐ. ܫܬܐ ܐ̈ܠܦܝܢ ܕܫ̈ܢܝܐ ܀ ܘܗܝܕܝܢ ܢܗ̇ܘܐ ܣܘܦܗ ܀<text:s/></text:span><text:span text:style-name="T111">6</text:span><text:span text:style-name="T112"> </text:span><text:span text:style-name="T113">ܘܐܢܐ ܫܝܬ ܟ̇ܬܒܬ ܕܝܬܝܩܐ ܗܕܐ. ܘܡܝ̣ܬ ܐܒܝ ܘܩܒܪܘܗܝ ܡܢ ܡ̈ܕܢܚܝ ܦܪܕܝܣܐ ܠܘܩܒܠ ܩܪܝܬܐ ܩܕܡܝܬܐ ܕܐܬܒܢ̣ܝܬ ܥܠ ܐܪܥܐ ܕܫܡܗ ܚܢܘܟ. ܘܐܬܠܘܝ ܐܕܡ ܡܢ ܡܠܐ̈ܟܐ ܘܚ̈ܝܠܘܬܐ ܕܫܡܝܐ ܡܛܠ ܕܒܨܠܡܗ ܕܐܠܗܐ ܐܬܒ̣ܪܝ. ܘܚ̣ܫܟ ܫܡܫܐ ܘܣܗܪܐ. ܘܗ̣ܘܐ ܥ݁ܡܛܢܐ ܫܒܥܐ ܝܘ̈ܡܬܐ .</text:span><text:span text:style-name="T114">7</text:span><text:span text:style-name="T115"> </text:span><text:span text:style-name="T116">ܘܚܬܡܢܗ̇ ܠܕܝܬܝܩܐ. ܘܣܡܢܗ̇ ܒܡܥܪܬ ܓܙ̈ܐܥܡ ܩܘܖ̈ܒܢܐ ܕܐܦܩ̣ ܐܕܡ ܡܢ ܦܪܕܝܣܐ ܕܗܒܐܘܡܘܪܐ ܘܠܒܘܢܬܐ ܀ ܘܐ̈ܬܝܢ ܒ̈ܢܝ ܡ̈ܠܟܐ ܡ̈ܓܘܫܐ ܘܫ̇ܩܠܝܢ ܠܗܘܢ̇ ܘܡ̈ܝܬܝܢ ܠܗܘܢ ܠܒܪ ܐܠܗܐ ܠܒܝܬ ܠܚܡ ܕܝܗܘܕܐ ܠܡܥܪܬܐ: ܫܠܡ‍[ܬ] ܕܝܬܝܩܐ ܕܐܒܘܢ ܐܕܡ܀</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Gentium" svg:font-family="Gentium" style:font-family-generic="system" style:font-pitch="variable" svg:panose-1="2 0 5 3 6 0 0 2 0 4"/>
    <style:font-face style:name="Estrangelo Edessa" svg:font-family="Estrangelo Edessa" style:font-family-generic="script" style:font-pitch="variable" svg:panose-1="0 0 0 0 0 0 0 0 0 0"/>
    <style:font-face style:name="Arial" svg:font-family="Arial" style:font-family-generic="swiss" style:font-pitch="variable" svg:panose-1="2 11 6 4 2 2 2 2 2 4"/>
    <style:font-face style:name="DejaVu Sans" svg:font-family="DejaVu Sans" style:font-family-generic="swiss" style:font-pitch="variable" svg:panose-1="2 11 6 3 3 8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he" style:country-complex="IL"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umber" style:display-name="number" style:family="text" style:parent-style-name="DefaultParagraphFont"/>
    <style:style style:name="division" style:display-name="division" style:family="text" style:parent-style-name="DefaultParagraphFont"/>
    <style:style style:name="syriacunit" style:display-name="syriac unit" style:family="text" style:parent-style-name="DefaultParagraphFont"/>
    <style:style style:name="syriacvariant" style:display-name="syriac variant" style:family="text" style:parent-style-name="DefaultParagraphFont"/>
    <style:style style:name="Hyperlink1" style:display-name="Hyperlink1" style:family="text" style:parent-style-name="DefaultParagraphFont">
      <style:text-properties fo:color="#0000FF" style:text-underline-type="single" style:text-underline-style="solid" style:text-underline-width="auto" style:text-underline-mode="continuous"/>
    </style:style>
    <style:style style:name="versenumber1" style:display-name="versenumber1" style:family="text" style:parent-style-name="DefaultParagraphFont">
      <style:text-properties fo:color="#FF0000"/>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refmarker" style:display-name="refmarker" style:family="text" style:parent-style-name="DefaultParagraphFont"/>
    <style:style style:name="syriac" style:display-name="syriac" style:family="text" style:parent-style-name="DefaultParagraphFont"/>
    <style:style style:name="Hyperlink" style:display-name="Hyperlink" style:family="text">
      <style:text-properties fo:color="#000080" style:text-underline-type="single" style:text-underline-style="solid" style:text-underline-width="auto" style:text-underline-mode="continuous"/>
    </style:style>
    <style:style style:name="Normal1" style:display-name="Normal1" style:family="paragraph">
      <style:text-properties fo:font-size="12pt" style:font-size-asian="12pt" style:font-size-complex="12pt" style:language-asian="en" style:country-asian="US" style:language-complex="ar" style:country-complex="SA" fo:hyphenate="false"/>
    </style:style>
    <style:style style:name="NormalWeb" style:display-name="Normal (Web)" style:family="paragraph" style:parent-style-name="Normal1">
      <style:paragraph-properties fo:margin-top="0.0694in" fo:margin-bottom="0.0694in"/>
      <style:text-properties style:language-complex="he" style:country-complex="I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8a303" draw:opacity="100%" draw:stroke="none"/>
    </style:default-style>
  </office:styles>
  <office:automatic-styles>
    <style:page-layout style:name="PL0">
      <style:page-layout-properties fo:page-width="11.693in" fo:page-height="8.268in" style:print-orientation="landscape"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he Testament of Adam</dc:title>
    <dc:creator>Adrian Hills</dc:creator>
    <meta:creation-date>2025-08-10T14:32:00Z</meta:creation-date>
    <dc:date>2025-08-10T14:32:00Z</dc:date>
    <meta:template xlink:href="Normal.dotm" xlink:type="simple"/>
    <meta:editing-cycles>2</meta:editing-cycles>
    <meta:editing-duration>PT0S</meta:editing-duration>
    <meta:user-defined meta:name="Document number">I601</meta:user-defined>
    <meta:user-defined meta:name="Source">Not Available</meta:user-defined>
    <meta:document-statistic meta:page-count="2" meta:paragraph-count="7" meta:word-count="578" meta:character-count="3872" meta:row-count="27" meta:non-whitespace-character-count="3301"/>
  </office:meta>
</office:document-meta>
</file>